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2cm" svg:x="0cm" svg:y="4.671cm" presentation:class="title" presentation:user-transformed="true">
          <draw:text-box>
            <text:p text:style-name="P1"><text:span text:style-name="T1">Création d’un CDI</text:span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ourquoi créer un CDI 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rsqu’il n’y a pas de convention collective comme dans une micro-entreprise il est obligatoire de rédiger un contrat de travail <text:s/>pour des raisons évidentes de preuves </text:p>
              </text:list-item>
              <text:list-item>
                <text:p>Dès lors, l’écrit devra être établi en français et signé par les par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ment rédiger un CDI 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ntrairement à la rédaction d'un CDD, la rédaction du CDI n'est pas encadrée spécifiquement par la loi : aucun formalisme particulier n'est prévu et la loi n'impose aucune obligation particulière en terme de contenu pour rédiger un CDI. </text:p>
              </text:list-item>
              <text:list-item>
                <text:p>La rédaction d'un CDI est donc libre dans les limites des règles imposées par le Code du Travail.</text:p>
              </text:list-item>
              <text:list-item>
                <text:p>Vous devrez alors convenir avec le salarié des clauses du contrat de travail :</text:p>
                <text:p><text:span text:style-name="T2">- Qu'il s'agisse de clauses classiques portant sur la fonction de l'employé, sa rémunération, les avantages en nature, son lieu de travail, la durée de la période d'essai du CDI, etc.</text:span></text:p>
                <text:p><text:span text:style-name="T2">- Ou de clauses plus spécifiques comme une clause de non-concurrence, une clause de mobilité géographique, une clause d’exclusivité, <text:s/>etc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es formalités obligatoires lors de la création d’un CDI 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Il est obligatoire de <text:s/>procéder à l’immatriculation et à l’affiliation de tout salarié auprès des organismes de protection sociale.</text:span></text:p>
              </text:list-item>
              <text:list-item>
                <text:p><text:span text:style-name="T2">Cette formalité administrative se réalise au moyen de la DPAE « déclaration préalable à l’embauche » et doit être réalisée dans les 8 jours précédents la date prévisible d’embauche.</text:span></text:p>
              </text:list-item>
              <text:list-item>
                <text:p><text:span text:style-name="T2"><text:s/></text:span><text:span text:style-name="T2">L’absence de déclaration préalable à l’embauche est considérée comme une infraction en tant que recours au travail dissimulé. </text:span></text:p>
              </text:list-item>
              <text:list-item>
                <text:p><text:span text:style-name="T2">L’employeur doit fournir au salarié la copie de la déclaration préalable à l’embauche ou son accusé de récep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tenu d’un <text:s/>CDI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L'identité et l'adresse des deux parties ;</text:p>
              </text:list-item>
              <text:list-item>
                <text:p>La fonction et le statut du salarié : cadre supérieur, cadre ou Etam (employés, techniciens, agents de maîtrise) ;</text:p>
              </text:list-item>
              <text:list-item>
                <text:p>La convention collective (si il y en a une <text:s/>)dont relève le salarié le cas échéant (un exemplaire doit être fourni au salarié) ;</text:p>
              </text:list-item>
              <text:list-item>
                <text:p>Le lieu de travail ;</text:p>
              </text:list-item>
              <text:list-item>
                <text:p>La possibilité de télétravail et les conditions applicables ;</text:p>
              </text:list-item>
              <text:list-item>
                <text:p>La durée de travail(forfait ou 35 heures) : le contrat à durée indéterminée peut être à temps plein ou à temps partiel ;</text:p>
              </text:list-item>
              <text:list-item>
                <text:p>La rémunération : le salaire, les primes, le 13e mois et les avantages sociaux (voiture de fonction, mutuelle et prévoyance, caisse de retraite complémentaire, etc.) ;</text:p>
              </text:list-item>
              <text:list-item>
                <text:p>Les congés payés et les jours de repos ;</text:p>
              </text:list-item>
              <text:list-item>
                <text:p>La durée de la période d'essai qui peut être de 1 à 4 mois renouvelable selon le statut du salarié ;</text:p>
              </text:list-item>
              <text:list-item>
                <text:p>Les modalités de rupture du contrat ;</text:p>
              </text:list-item>
              <text:list-item>
                <text:p>Les délais de préavis en cas de rupture du contrat, notamment dans le cas d'une rupture conventionnel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3T16:04:29.585000000</meta:creation-date>
    <meta:editing-duration>PT27M51S</meta:editing-duration>
    <meta:editing-cycles>7</meta:editing-cycles>
    <meta:generator>LibreOffice/7.0.3.1$Windows_X86_64 LibreOffice_project/d7547858d014d4cf69878db179d326fc3483e082</meta:generator>
    <dc:title>Midnightblue</dc:title>
    <dc:date>2021-10-13T16:32:23.145000000</dc:date>
    <meta:document-statistic meta:object-count="70"/>
  </office:meta>
</office:document-meta>
</file>